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971d" officeooo:paragraph-rsid="000c971d"/>
    </style:style>
    <style:style style:name="P2" style:family="paragraph" style:parent-style-name="Standard">
      <style:text-properties officeooo:rsid="000d9b6b" officeooo:paragraph-rsid="000d9b6b"/>
    </style:style>
    <style:style style:name="P3" style:family="paragraph" style:parent-style-name="Standard">
      <style:text-properties officeooo:rsid="000d9b6b" officeooo:paragraph-rsid="000f0995"/>
    </style:style>
    <style:style style:name="P4" style:family="paragraph" style:parent-style-name="Standard">
      <style:text-properties officeooo:rsid="000f0995" officeooo:paragraph-rsid="000f0995"/>
    </style:style>
    <style:style style:name="P5" style:family="paragraph" style:parent-style-name="Standard">
      <style:text-properties officeooo:rsid="0010f572" officeooo:paragraph-rsid="0010f572"/>
    </style:style>
    <style:style style:name="P6" style:family="paragraph" style:parent-style-name="Standard">
      <style:text-properties officeooo:rsid="00110d86" officeooo:paragraph-rsid="00110d86"/>
    </style:style>
    <style:style style:name="T1" style:family="text">
      <style:text-properties officeooo:rsid="000c971d"/>
    </style:style>
    <style:style style:name="T2" style:family="text">
      <style:text-properties officeooo:rsid="000d9b6b"/>
    </style:style>
    <style:style style:name="T3" style:family="text">
      <style:text-properties officeooo:rsid="0010f5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Notes :<text:tab/></text:p>
      <text:p text:style-name="P1"/>
      <text:p text:style-name="P1"><text:tab/>Objectif de l’application/modernisation :</text:p>
      <text:p text:style-name="P1"/>
      <text:p text:style-name="P1">-Moderniser son son système de réservation et de vente de billets</text:p>
      <text:p text:style-name="P1">-Prise en compte de l’évolution qui s’est produit au cours des 10 dernières années </text:p>
      <text:p text:style-name="P1">-Rajout d’application de grilles tarifaire variables visant à augment les taux de remplissage aux heurs creuses</text:p>
      <text:p text:style-name="P1">-Multiplication des tarifs spéciaux (jeunes, troisième âge,famille)</text:p>
      <text:p text:style-name="P1">-offres promotionnelles sur internet les veilles de départ</text:p>
      <text:p text:style-name="P1">-augmentation du remplissage des trains par la vente de billets intermédiaires.</text:p>
      <text:p text:style-name="P1">-Contraintes internationales….</text:p>
      <text:p text:style-name="P1">-(surtout une histoire de se mettre au niveau de la concurrence et de suivre les contraintes et réglementation actuel.</text:p>
      <text:p text:style-name="P1"/>
      <text:p text:style-name="P1">Le logiciel mis en place est SERVBUS. <text:span text:style-name="T2">S’échelonne</text:span> sur 32 mois.Mise en service doit être effective et généralisée à l’ensemble des bureaux de ventes et du site internet à l’issu de cette periode. </text:p>
      <text:p text:style-name="P1"/>
      <text:p text:style-name="P2"/>
      <text:p text:style-name="P2">Vente aux guichets complexe :</text:p>
      <text:p text:style-name="P2"><text:tab/>-Très grand nombre de voyageurs différents</text:p>
      <text:p text:style-name="P2"><text:tab/>-Combinaisons d’offres commerciales possibles</text:p>
      <text:p text:style-name="P2"><text:tab/>-vente sur internet ne permet de résoudre que 80 % des cas.</text:p>
      <text:p text:style-name="P2"><text:tab/>-C’est la complicité entre le vendeur et le logiciel qui permet de résoudre les cas complexes.</text:p>
      <text:p text:style-name="P2"/>
      <text:p text:style-name="P2"/>
      <text:p text:style-name="P2">Il est généralement reconnu que la conduite du changement doit s'accompagner d'actions de formation et decommunication. Mais d'autres types d'actions peuvent également être pris en compte notamment :</text:p>
      <text:p text:style-name="P2">- pour faciliter l'interaction de l'utilisateur avec le système et l’assister</text:p>
      <text:p text:style-name="P2">- pour organiser la mise en œuvre du système au plan local au niveau des établissements</text:p>
      <text:p text:style-name="P2">- pour prendre en compte les impacts sociaux éventuels</text:p>
      <text:p text:style-name="P2"/>
      <text:p text:style-name="P2">Actions à effectuer pour la conduite du changement :</text:p>
      <text:p text:style-name="P2">-Action de formation</text:p>
      <text:p text:style-name="P2">-action de communication</text:p>
      <text:p text:style-name="P2">-action à effectuer pour facilité l’interaction de l’utilisateur avec le système et l’assister</text:p>
      <text:p text:style-name="P2">-action afin d’organiser la mise en œuvre du système au plan local au niveau des établissements</text:p>
      <text:p text:style-name="P2">-pour prendre en compte les impacts sociaux éventuels.</text:p>
      <text:p text:style-name="P2"/>
      <text:p text:style-name="P2"/>
      <text:p text:style-name="P2">Premier temps :</text:p>
      <text:p text:style-name="P2"/>
      <text:p text:style-name="P2"/>
      <text:p text:style-name="P3">Le projet est de moderniser le système de réservation et de vente de billets afin de répondre au contraintes internationales, proposer un plus grand nombre d’avantages pour le client et améliorer la productivité (<text:span text:style-name="T1">Rajout d’application de grilles tarifaire variables visant à augment les taux de remplissage aux heurs creuses,augmentation du remplissage des trains par la vente de billets intermédiaires.) Dans ce but, l’entreprise à effectuer une appel d’oeuvre afin de mettre un nouveau logiciel (SERVBUS) via la société HAL. </text:span></text:p>
      <text:p text:style-name="P3"><text:soft-page-break/></text:p>
      <text:p text:style-name="P5"/>
      <text:p text:style-name="P4">Est une stratégie réactive ou proactive :</text:p>
      <text:p text:style-name="P4"/>
      <text:p text:style-name="P4"><text:span text:style-name="T3">Réactif : Il on attendu les nouvelles technologies et les besoins du marché sont apparu, ce qui les as fait réagir.</text:span> </text:p>
      <text:p text:style-name="P4"/>
      <text:p text:style-name="P5">Objectif :</text:p>
      <text:p text:style-name="P5">-accroire la compétitivité</text:p>
      <text:p text:style-name="P5">-accroire la réactivité</text:p>
      <text:p text:style-name="P5">-Rajouter des services supplémentaires pour le client. </text:p>
      <text:p text:style-name="P5"/>
      <text:p text:style-name="P5">Risque lié à la gestion du projet :</text:p>
      <text:p text:style-name="P5"/>
      <text:p text:style-name="P5">-erreur dans le cahier des charges.</text:p>
      <text:p text:style-name="P5">-mauvais choix de la sous traitance</text:p>
      <text:p text:style-name="P5">-Mauvaise communication</text:p>
      <text:p text:style-name="P5"/>
      <text:p text:style-name="P6">Risque lié à la mise en place du projet :</text:p>
      <text:p text:style-name="P6">-Résistance de changement</text:p>
      <text:p text:style-name="P6">-mauvaise adapation</text:p>
      <text:p text:style-name="P6">-dégradation des relations humaines</text:p>
      <text:p text:style-name="P6"/>
      <text:p text:style-name="P6">Conduite de changement</text:p>
      <text:p text:style-name="P6">-la formation des utilisateurs</text:p>
      <text:p text:style-name="P6"><text:tab/>-implication de intégralité des utilisateurs </text:p>
      <text:p text:style-name="P6"><text:tab/>-équipe performante.</text:p>
      <text:p text:style-name="P6">-Prévoir une période de transition pour garder les anciens clients et préparer les nouveaux.</text:p>
      <text:p text:style-name="P6"><text:tab/>-assitance spécifique pour les anciens client</text:p>
      <text:p text:style-name="P6">-Communication</text:p>
      <text:p text:style-name="P6"><text:tab/>-Faire intervenir les acteurs de l’entreprise dans chaque phase de projet.</text:p>
      <text:p text:style-name="P6">-Agile</text:p>
      <text:p text:style-name="P6"><text:tab/>-Mise en place d’une procédure AGILE pour s’assurer que phase fonctionne bien.</text:p>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0:36:38.692366005</meta:creation-date>
    <dc:date>2018-04-19T12:52:40.459959061</dc:date>
    <meta:editing-duration>PT1H8M24S</meta:editing-duration>
    <meta:editing-cycles>1</meta:editing-cycles>
    <meta:document-statistic meta:table-count="0" meta:image-count="0" meta:object-count="0" meta:page-count="2" meta:paragraph-count="53" meta:word-count="511" meta:character-count="3377" meta:non-whitespace-character-count="2900"/>
    <meta:generator>LibreOffice/5.1.6.2$Linux_X86_64 LibreOffice_project/10m0$Build-2</meta:generator>
  </office:meta>
</office:document-meta>
</file>